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ladea" fo:font-size="16pt" officeooo:rsid="000c1d40" officeooo:paragraph-rsid="000c1d40" style:font-size-asian="14pt" style:font-size-complex="16pt"/>
    </style:style>
    <style:style style:name="P2" style:family="paragraph" style:parent-style-name="Standard">
      <style:paragraph-properties fo:text-align="start" style:justify-single-word="false"/>
      <style:text-properties style:font-name="Caladea" fo:font-size="13pt" style:text-underline-style="solid" style:text-underline-width="auto" style:text-underline-color="font-color" officeooo:rsid="000dcb31" officeooo:paragraph-rsid="000dcb31" style:font-size-asian="11.3500003814697pt" style:font-size-complex="13pt"/>
    </style:style>
    <style:style style:name="P3" style:family="paragraph" style:parent-style-name="Standard">
      <style:paragraph-properties fo:text-align="justify" style:justify-single-word="false"/>
      <style:text-properties style:font-name="Caladea" fo:font-size="13pt" style:text-underline-style="none" officeooo:rsid="000dcb31" officeooo:paragraph-rsid="000dcb31" style:font-size-asian="11.3500003814697pt" style:font-size-complex="13pt"/>
    </style:style>
    <style:style style:name="P4" style:family="paragraph" style:parent-style-name="Standard">
      <style:paragraph-properties fo:text-align="justify" style:justify-single-word="false"/>
      <style:text-properties style:font-name="Caladea" fo:font-size="13pt" style:text-underline-style="none" officeooo:rsid="000dcb31" officeooo:paragraph-rsid="000edb28" style:font-size-asian="11.3500003814697pt" style:font-size-complex="13pt"/>
    </style:style>
    <style:style style:name="P5" style:family="paragraph" style:parent-style-name="Standard">
      <style:paragraph-properties fo:text-align="start" style:justify-single-word="false"/>
      <style:text-properties style:font-name="Caladea" fo:font-size="13pt" fo:font-style="normal" style:text-underline-style="solid" style:text-underline-width="auto" style:text-underline-color="font-color" officeooo:rsid="000dcb31" officeooo:paragraph-rsid="000dcb31" style:font-size-asian="11.3500003814697pt" style:font-style-asian="normal" style:font-size-complex="13pt" style:font-style-complex="normal"/>
    </style:style>
    <style:style style:name="P6" style:family="paragraph" style:parent-style-name="Standard">
      <style:paragraph-properties fo:text-align="justify" style:justify-single-word="false"/>
      <style:text-properties officeooo:paragraph-rsid="000edb28"/>
    </style:style>
    <style:style style:name="P7" style:family="paragraph" style:parent-style-name="Standard">
      <style:paragraph-properties fo:text-align="justify" style:justify-single-word="false"/>
      <style:text-properties style:font-name="Caladea" fo:font-size="13pt" fo:font-style="normal" style:text-underline-style="none" officeooo:rsid="000edb28" officeooo:paragraph-rsid="000edb28" style:font-size-asian="11.3500003814697pt" style:font-style-asian="normal" style:font-size-complex="13pt" style:font-style-complex="normal"/>
    </style:style>
    <style:style style:name="P8" style:family="paragraph" style:parent-style-name="Standard">
      <style:paragraph-properties fo:text-align="justify" style:justify-single-word="false"/>
      <style:text-properties style:font-name="Caladea" fo:font-size="13pt" fo:font-style="normal" style:text-underline-style="none" officeooo:rsid="0011d114" officeooo:paragraph-rsid="0011d114" style:font-size-asian="11.3500003814697pt" style:font-style-asian="normal" style:font-size-complex="13pt" style:font-style-complex="normal"/>
    </style:style>
    <style:style style:name="P9" style:family="paragraph" style:parent-style-name="Standard">
      <style:paragraph-properties fo:text-align="start" style:justify-single-word="false"/>
      <style:text-properties style:font-name="Caladea" fo:font-size="13pt" fo:font-style="normal" style:text-underline-style="solid" style:text-underline-width="auto" style:text-underline-color="font-color" officeooo:rsid="0011d114" officeooo:paragraph-rsid="0011d114" style:font-size-asian="11.3500003814697pt" style:font-style-asian="normal" style:font-size-complex="13pt" style:font-style-complex="normal"/>
    </style:style>
    <style:style style:name="P10" style:family="paragraph" style:parent-style-name="Standard">
      <style:paragraph-properties fo:text-align="justify" style:justify-single-word="false"/>
      <style:text-properties style:font-name="Caladea" fo:font-size="13pt" fo:font-style="italic" style:text-underline-style="none" officeooo:rsid="000dcb31" officeooo:paragraph-rsid="000dcb31" style:font-size-asian="11.3500003814697pt" style:font-style-asian="italic" style:font-size-complex="13pt" style:font-style-complex="italic"/>
    </style:style>
    <style:style style:name="P11" style:family="paragraph" style:parent-style-name="Standard">
      <style:paragraph-properties fo:text-align="justify" style:justify-single-word="false"/>
      <style:text-properties style:font-name="Caladea" fo:font-size="13pt" style:text-underline-style="none" officeooo:rsid="000dcb31" officeooo:paragraph-rsid="000edb28" style:font-size-asian="11.3500003814697pt" style:font-size-complex="13pt"/>
    </style:style>
    <style:style style:name="T1" style:family="text">
      <style:text-properties fo:font-style="italic" style:font-style-asian="italic" style:font-style-complex="italic"/>
    </style:style>
    <style:style style:name="T2" style:family="text">
      <style:text-properties fo:font-style="italic" officeooo:rsid="000edb2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db28" style:font-style-asian="normal" style:font-style-complex="normal"/>
    </style:style>
    <style:style style:name="T5" style:family="text">
      <style:text-properties officeooo:rsid="000edb28"/>
    </style:style>
    <style:style style:name="T6" style:family="text">
      <style:text-properties style:font-name="Caladea" fo:font-size="13pt" style:text-underline-style="none" officeooo:rsid="000dcb31" style:font-size-asian="11.3500003814697pt" style:font-size-complex="13pt"/>
    </style:style>
    <style:style style:name="T7" style:family="text">
      <style:text-properties style:font-name="Caladea" fo:font-size="13pt" style:text-underline-style="none" officeooo:rsid="000edb28" style:font-size-asian="11.3500003814697pt" style:font-size-complex="13pt"/>
    </style:style>
    <style:style style:name="T8" style:family="text">
      <style:text-properties style:font-name="Caladea" fo:font-size="13pt" fo:font-style="italic" style:text-underline-style="none" officeooo:rsid="000dcb31" style:font-size-asian="11.3500003814697pt" style:font-style-asian="italic" style:font-size-complex="13pt" style:font-style-complex="italic"/>
    </style:style>
    <style:style style:name="T9" style:family="text">
      <style:text-properties fo:color="#000000"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 TP1</text:p>
      <text:p text:style-name="P1">BOUCHER Félix</text:p>
      <text:p text:style-name="P1"/>
      <text:p text:style-name="P2">Question 1)</text:p>
      <text:p text:style-name="P4"><text:span text:style-name="T1">GeometryEngine</text:span><text:span text:style-name="T3"> gère </text:span><text:span text:style-name="T4">les fonctions d’OpenGL relatives au rendu graphique et aux calculs géométriques associés au cube.</text:span></text:p>
      <text:p text:style-name="P7"/>
      <text:p text:style-name="P4"><text:span text:style-name="T2">MainWidget</text:span><text:span text:style-name="T3"> gère </text:span><text:span text:style-name="T4">les fonctions d’interaction de l’utilisateur avec le rendu graphique, tels que les clics de la souris. Il est également possible de gérer les textures, les ombres, la taille et plus globalement les détails de la fenêtre graphique.</text:span></text:p>
      <text:p text:style-name="P10"/>
      <text:p text:style-name="P5">Question 2)</text:p>
      <text:p text:style-name="P3"><text:span text:style-name="T2">G</text:span><text:span text:style-name="T1">eometryEngine::initCubeGeometry()</text:span> gère le<text:span text:style-name="T5">s détails mathématiques permettant le rendu</text:span> graphique du cube. Cette fonction crée les vertices du cube dans le vue de son affichage futur. </text:p>
      <text:p text:style-name="P3"/>
      <text:p text:style-name="P6"><text:span text:style-name="T8">GeometryEngine::</text:span><text:span text:style-name="T9">drawCubeGeometry</text:span><text:span text:style-name="T8">()</text:span><text:span text:style-name="T6"> gère le rendu graphique </text:span><text:span text:style-name="T7">même</text:span><text:span text:style-name="T6"> du cube. Cette fonction </text:span><text:span text:style-name="T7">décide de la location des vertex, puis appelle le dessin des éléments de celui-ci via glDrawElements()</text:span><text:span text:style-name="T6">. </text:span></text:p>
      <text:p text:style-name="P4"/>
      <text:p text:style-name="P9">Compte-rendu :</text:p>
      <text:p text:style-name="P9"/>
      <text:p text:style-name="P8">Pour le plan, j’emploie un tableau de vertices de taille 16*16*4, chaque point se voyant alloué les vertices précises lui permettant de faire partie de l’ensemble affiché plus tard. <text:s/>Les hauteurs sont semi-aléatoires, et obtenues à l’aide d’une simple fonction rand.</text:p>
      <text:p text:style-name="P8"/>
      <text:p text:style-name="P8">La caméra est elle réglée avec un système prenant en compte les évènements Qt, notamment « KeyPress », et qui appelle une update de l’affichage à chaque tour de timer, en modifiant les paramètres de l’affichage selon les touches pressées.</text:p>
      <text:p text:style-name="P8"/>
      <text:p text:style-name="P8">Pour ce qui est des questions bonus :</text:p>
      <text:p text:style-name="P8"/>
      <text:p text:style-name="P8">→ Les textures devraient être construites avec une « map » du terrain, qui permettrait d’allouer facilement plusieurs textures différentes aux triangles associés. Il est également possible de construire un terrain à l’aide d’une telle « ma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14:24.454629710</meta:creation-date>
    <dc:date>2017-09-21T12:47:05.125147111</dc:date>
    <meta:editing-duration>PT1H43M10S</meta:editing-duration>
    <meta:editing-cycles>3</meta:editing-cycles>
    <meta:generator>LibreOffice/5.1.6.2$Linux_X86_64 LibreOffice_project/10m0$Build-2</meta:generator>
    <meta:document-statistic meta:table-count="0" meta:image-count="0" meta:object-count="0" meta:page-count="1" meta:paragraph-count="13" meta:word-count="244" meta:character-count="1588" meta:non-whitespace-character-count="1354"/>
  </office:meta>
</office:document-meta>
</file>